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58.6mm"/>
    </style:style>
    <style:style style:name="co3" style:family="table-column">
      <style:table-column-properties fo:break-before="auto" style:column-width="85.69mm"/>
    </style:style>
    <style:style style:name="co4" style:family="table-column">
      <style:table-column-properties fo:break-before="auto" style:column-width="44.79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listen Such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liste vorhanden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Wunschliste finden</text:p>
          </table:table-cell>
          <table:table-cell table:style-name="ce5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Wunshliste gefunden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liste erstell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listen daten vorhanden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liste erstell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wunschliste vorhanden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liste lösch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liste vorhanden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liste gelösch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Liste nicht mehr vorhanden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liste bearbeit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liste vorhanden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liste bearbeite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Wunschliste bearbeitet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 lösch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 in Wunschliste vorhanden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 gelösch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Wunsch gelöscht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liste versend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Wunschliste erstellt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liste versende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Link versendet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Wunsch erfüll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 office:value-type="string" calcext:value-type="string">
            <text:p>Zugriff auf die Wunschliste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 erfüll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Wunsch erfüllt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 office:value-type="string" calcext:value-type="string">
            <text:p>Anzahl der wunsch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Wunschliste kann bis zu 250 Wünsche enthalte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 office:value-type="string" calcext:value-type="string">
            <text:p>anzahl der Wunsche begrenzt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estfall: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Vorbedingung:</text:p>
          </table:table-cell>
          <table:table-cell table:style-name="ce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ritte</text:p>
          </table:table-cell>
          <table:table-cell office:value-type="string" calcext:value-type="string">
            <text:p>erwartetes Ergebnis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Zeitstempel</text:p>
          </table:table-cell>
          <table:table-cell office:value-type="string" calcext:value-type="string">
            <text:p>Test bestanden</text:p>
          </table:table-cell>
          <table:table-cell office:value-type="string" calcext:value-type="string">
            <text:p>Kommenta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Nachbedingung:</text:p>
          </table:table-cell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.00.0000</text:date>, <text:time style:data-style-name="N2" text:time-value="11:03:29.2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2:47:07.969000000</meta:creation-date>
    <dc:date>2017-06-25T11:26:44.092000000</dc:date>
    <meta:editing-duration>PT1H3M20S</meta:editing-duration>
    <meta:editing-cycles>14</meta:editing-cycles>
    <meta:generator>LibreOffice/4.4.6.3$Windows_x86 LibreOffice_project/e8938fd3328e95dcf59dd64e7facd2c7d67c704d</meta:generator>
    <meta:document-statistic meta:table-count="1" meta:cell-count="232" meta:object-count="0"/>
  </office:meta>
</office:document-meta>
</file>